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535cm" fo:margin-right="0cm" fo:text-indent="0cm" style:auto-text-indent="false" style:page-number="auto"/>
    </style:style>
    <style:style style:name="P2" style:family="paragraph" style:parent-style-name="Standard">
      <style:paragraph-properties fo:margin-left="1.535cm" fo:margin-right="0cm" fo:text-indent="0cm" style:auto-text-indent="false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5" style:family="paragraph" style:parent-style-name="Standard" style:master-page-name="">
      <style:paragraph-properties fo:margin-left="1.508cm" fo:margin-right="0cm" fo:text-indent="0cm" style:auto-text-indent="false" style:page-number="auto"/>
    </style:style>
    <style:style style:name="P6" style:family="paragraph" style:parent-style-name="Standard">
      <style:paragraph-properties fo:margin-left="1.508cm" fo:margin-right="0cm" fo:text-indent="0cm" style:auto-text-indent="false"/>
    </style:style>
    <style:style style:name="P7" style:family="paragraph" style:parent-style-name="Heading_20_1">
      <style:text-properties fo:font-size="18pt" style:font-size-asian="18pt" style:font-size-complex="18pt"/>
    </style:style>
    <style:style style:name="P8" style:family="paragraph" style:parent-style-name="Heading_20_3">
      <style:paragraph-properties fo:margin-left="7.938cm" fo:margin-right="3.969cm" fo:margin-top="3.969cm" fo:margin-bottom="3.969cm" fo:text-indent="0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etokannat (tunnus) harjoitustyö: Blogi</text:h>
      <text:h text:style-name="P8" text:outline-level="3">Tuomas Kyttä H3408 <text:line-break/>Mikko Leppänen -<text:line-break/>Eetu manninen -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1"><text:soft-page-break/>Yhteenveto ongelmista ja niiden ratkaisuista</text:h>
      <text:p text:style-name="Standard"/>
      <text:p text:style-name="Standard">Kyttä</text:p>
      <text:p text:style-name="P1">Ensimmäinen ongelma oli keksiä tauluja ja niiden sisältöä. Ryhmällä miettimällä keksimme joitain tauluja ja päätimme jakaa taulut ja niiden sisällön rakentamisen keskenämme. </text:p>
      <text:p text:style-name="P2">Seuraavaksi ongelmaksi muodostui ongelma tilanteet kuten jos käyttäjä poistetaan niin miten tapahtuu hänen tekemilleen postauksille. Ongelmaan oli helppo ratkaisu ja vyörytys operaatioiden pitäisi toimia kukakuinkni seuraavasti: kun käyttäjä poistetaan hänen postauksensa ja kommenttinsa jäävät, kun postaus poistetaan sen ja tagi taulun välissä oleva esiintymä poistetaan, rolit poistetaan käyttäjätlä poistettaessa.</text:p>
      <text:p text:style-name="P2">Taulujen luominen tehtiin MySQL Workbenchillä joten tietokanan rakentaminen oli helposti tehty forfard engineering operaatiolla ja testidataa lisättiin jälkikäteen insert operaatioilla.</text:p>
      <text:p text:style-name="P2">Työssä vaadittavat wievit teki Leppänen.</text:p>
      <text:p text:style-name="P2"/>
      <text:p text:style-name="P3">Leppänen</text:p>
      <text:p text:style-name="P1"/>
      <text:p text:style-name="P2"/>
      <text:p text:style-name="P2"/>
      <text:p text:style-name="P3">Manninen</text:p>
      <text:p text:style-name="P5"/>
      <text:p text:style-name="P6"/>
      <text:p text:style-name="P3"><text:span text:style-name="T2">Arvosanaehdotukset perusteluineen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omas Kyttä</meta:initial-creator>
    <meta:creation-date>2015-04-12T18:01:58.55</meta:creation-date>
    <meta:document-statistic meta:table-count="0" meta:image-count="0" meta:object-count="0" meta:page-count="2" meta:paragraph-count="11" meta:word-count="117" meta:character-count="1008"/>
    <dc:date>2015-04-12T18:24:09.19</dc:date>
    <dc:creator>Tuomas Kyttä</dc:creator>
    <meta:editing-duration>PT3M40S</meta:editing-duration>
    <meta:editing-cycles>1</meta:editing-cycles>
    <meta:generator>OpenOffice/4.1.0$Win32 OpenOffice.org_project/410m18$Build-9764</meta:generator>
  </office:meta>
</office:document-meta>
</file>